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paragraph-rsid="000ce755"/>
    </style:style>
    <style:style style:name="P3" style:family="paragraph" style:parent-style-name="Standard">
      <style:text-properties officeooo:paragraph-rsid="000e4bc8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figuring in the Kernel</text:p>
      <text:p text:style-name="Standard"/>
      <text:p text:style-name="Standard"/>
      <text:p text:style-name="Standard"><text:tab/> <text:s text:c="3"/>=&gt;Some configuration can be done on the kernel class itself (located by default at <text:s text:c="6"/><text:tab/>src/Kernel.php).</text:p>
      <text:p text:style-name="Standard"><text:s text:c="3"/><text:tab/> =&gt;You can do this by overriding specific methods of the parent Kernel class.</text:p>
      <text:p text:style-name="Standard"/>
      <text:p text:style-name="Standard"/>
      <text:p text:style-name="Standard"/>
      <text:p text:style-name="Standard"><text:s text:c="3"/><text:span text:style-name="T1"><text:s/>1) Configuration</text:span></text:p>
      <text:p text:style-name="Standard"/>
      <text:p text:style-name="Standard"/>
      <text:p text:style-name="Standard"><text:s text:c="7"/><text:tab/> =&gt;In previous Symfony versions there was another configuration option to define the <text:tab/>"kernel name", which is only important when using applications with multiple kernels. If <text:tab/>you need a unique ID for your kernels use the kernel.container_class parameter or the <text:tab/>Kernel::getContainerClass() method.</text:p>
      <text:p text:style-name="Standard"/>
      <text:p text:style-name="Standard"/>
      <text:p text:style-name="Standard"/>
      <text:p text:style-name="Standard"><text:s text:c="4"/><text:span text:style-name="T1">2)Charset</text:span></text:p>
      <text:p text:style-name="Standard"/>
      <text:p text:style-name="Standard"><text:s text:c="5"/><text:tab/>=&gt;<text:span text:style-name="T1">type: string default: UTF-8</text:span></text:p>
      <text:p text:style-name="Standard"><text:s text:c="8"/><text:tab/>=&gt;This option defines the charset that is used in the application. This value is exposed via <text:tab/>the kernel.charset configuration parameter and the getCharset() method.</text:p>
      <text:p text:style-name="Standard"><text:s text:c="8"/><text:tab/>=&gt;To change this value, override the getCharset() method and return another charset:</text:p>
      <text:p text:style-name="Standard"/>
      <text:p text:style-name="Standard"><text:s text:c="8"/><text:span text:style-name="T1">Example</text:span></text:p>
      <text:p text:style-name="Standard"/>
      <text:p text:style-name="Standard"><text:s text:c="5"/><text:span text:style-name="T1"><text:s text:c="3"/>&lt;?php</text:span></text:p>
      <text:p text:style-name="P1"/>
      <text:p text:style-name="P1"><text:s text:c="8"/>namespace App;</text:p>
      <text:p text:style-name="P1"/>
      <text:p text:style-name="P1"><text:s text:c="8"/>use Symfony\Bundle\FrameworkBundle\Kernel\MicroKernelTrait;</text:p>
      <text:p text:style-name="P1"><text:s text:c="8"/>use Symfony\Component\HttpKernel\Kernel as BaseKernel;</text:p>
      <text:p text:style-name="P1"/>
      <text:p text:style-name="P1"><text:s text:c="8"/>class Kernel extends BaseKernel</text:p>
      <text:p text:style-name="P1"><text:s text:c="8"/>{</text:p>
      <text:p text:style-name="P1"><text:s text:c="12"/>use MicroKernelTrait;</text:p>
      <text:p text:style-name="P1"/>
      <text:p text:style-name="P1"><text:s text:c="12"/>// public function getCharset(): string</text:p>
      <text:p text:style-name="P1"><text:s text:c="12"/>// {</text:p>
      <text:p text:style-name="P1"><text:s text:c="12"/>// <text:s text:c="4"/>return 'ISO-8859-1';</text:p>
      <text:p text:style-name="P1"><text:s text:c="12"/>// }</text:p>
      <text:p text:style-name="P1"><text:s text:c="8"/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1"><text:s text:c="4"/>3)Project Directory</text:p>
      <text:p text:style-name="Standard"/>
      <text:p text:style-name="Standard"><text:s text:c="7"/><text:tab/> =<text:span text:style-name="T1">&gt;type: string default: the directory of the project composer.json</text:span></text:p>
      <text:p text:style-name="Standard"/>
      <text:p text:style-name="Standard"><text:s text:c="8"/><text:tab/>=&gt;This returns the absolute path of the root directory of your Symfony project, which is <text:tab/>used by applications to perform operations with file paths relative to the project's root <text:tab/>directory.</text:p>
      <text:p text:style-name="Standard"><text:s text:c="8"/><text:tab/>=&gt;By default, its value is calculated automatically as the directory where the main <text:tab/>composer.json file is stored.</text:p>
      <text:p text:style-name="Standard"/>
      <text:p text:style-name="Standard"><text:s text:c="6"/><text:tab/> =&gt; This value is exposed via the kernel.project_dir configuration parameter and the <text:tab/>getProjectDir() method.</text:p>
      <text:p text:style-name="Standard"/>
      <text:p text:style-name="Standard"><text:s text:c="8"/><text:tab/>=&gt; you can override the getProjectDir() method to return the right project directory:</text:p>
      <text:p text:style-name="Standard"/>
      <text:p text:style-name="Standard"><text:s text:c="8"/><text:span text:style-name="T1">Example</text:span></text:p>
      <text:p text:style-name="Standard"><text:s text:c="10"/><text:span text:style-name="T1"><text:s text:c="2"/>&lt;?php</text:span></text:p>
      <text:p text:style-name="P1"/>
      <text:p text:style-name="P1"><text:s text:c="16"/>namespace App;</text:p>
      <text:p text:style-name="P1"/>
      <text:p text:style-name="P1"><text:s text:c="16"/>use Symfony\Bundle\FrameworkBundle\Kernel\MicroKernelTrait;</text:p>
      <text:p text:style-name="P1"><text:s text:c="16"/>use Symfony\Component\HttpKernel\Kernel as BaseKernel;</text:p>
      <text:p text:style-name="P1"/>
      <text:p text:style-name="P1"><text:s text:c="16"/>class Kernel extends BaseKernel</text:p>
      <text:p text:style-name="P1"><text:s text:c="16"/>{</text:p>
      <text:p text:style-name="P1"><text:s text:c="20"/>use MicroKernelTrait;</text:p>
      <text:p text:style-name="P1"/>
      <text:p text:style-name="P1"><text:s text:c="20"/>// public function getProjectDir(): string</text:p>
      <text:p text:style-name="P1"><text:s text:c="20"/>// {</text:p>
      <text:p text:style-name="P1"><text:s text:c="20"/>// <text:s text:c="4"/>return \dirname(__DIR__);</text:p>
      <text:p text:style-name="P1"><text:s text:c="20"/>// }</text:p>
      <text:p text:style-name="P1"><text:s text:c="16"/>}</text:p>
      <text:p text:style-name="Standard"/>
      <text:p text:style-name="Standard"><text:s text:c="5"/><text:span text:style-name="T1"><text:s text:c="2"/>4) Cache Directory</text:span></text:p>
      <text:p text:style-name="Standard"/>
      <text:p text:style-name="Standard"><text:s text:c="8"/><text:tab/>=&gt;<text:span text:style-name="T1">type: string default: $this-&gt;getProjectDir()/var/cache/$this-&gt;environment</text:span></text:p>
      <text:p text:style-name="Standard"/>
      <text:p text:style-name="Standard"><text:s text:c="8"/><text:tab/>=&gt;This returns the absolute path of the cache directory of your Symfony project. It's c<text:tab/>alculated automatically based on the current environment. Data might be written to this path <text:tab/>at runtime.</text:p>
      <text:p text:style-name="Standard"><text:s text:c="8"/><text:tab/>=&gt;This value is exposed via the kernel.cache_dir configuration parameter and the <text:tab/>getCacheDir() method. To change this setting, override the getCacheDir() method to return <text:tab/>the correct cache directory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text:s text:c="4"/><text:span text:style-name="T1"><text:s text:c="4"/>5)Build Directory</text:span></text:p>
      <text:p text:style-name="Standard"/>
      <text:p text:style-name="P3"><text:s text:c="12"/>=&gt;type: string default: $this-&gt;getBuildDir()</text:p>
      <text:p text:style-name="Standard"><text:s text:c="12"/>=&gt;This value is exposed via the kernel.build_dir configuration parameter and the <text:tab/>getBuildDir() method. To change this setting, override the getBuildDir() method to return <text:tab/>the correct build directory.</text:p>
      <text:p text:style-name="Standard"/>
      <text:p text:style-name="Standard"/>
      <text:p text:style-name="Standard"><text:s text:c="7"/><text:span text:style-name="T1"><text:s/>6)Log Directory</text:span></text:p>
      <text:p text:style-name="P2"><text:s text:c="12"/>=&gt;type: string default: $this-&gt;getLogDir()/var/log</text:p>
      <text:p text:style-name="Standard"><text:s text:c="12"/>=&gt;This value is exposed via the kernel.logs_dir configuration parameter and the getLogDir() <text:tab/>method. To change this setting, override the getLogDir() method to return the right log <text:tab/>directory.</text:p>
      <text:p text:style-name="Standard"/>
      <text:p text:style-name="Standard"><text:s text:c="6"/><text:span text:style-name="T1"><text:s text:c="2"/>7)Container Build Time</text:span></text:p>
      <text:p text:style-name="Standard"/>
      <text:p text:style-name="Standard"><text:s text:c="12"/>=&gt;type: string default: the result of executing time()</text:p>
      <text:p text:style-name="Standard"/>
      <text:p text:style-name="Standard"><text:s text:c="12"/>=&gt;Since the container.build_time value will change every time you compile the application, <text:tab/>the build will not be strictly reproducible. If you care about this, the solution is to use <text:tab/>another configuration parameter called kernel.container_build_time and set it to a non-<text:tab/>changing build time to achieve a strict reproducible build:</text:p>
      <text:p text:style-name="Standard"/>
      <text:p text:style-name="Standard"/>
      <text:p text:style-name="Standard"><text:s text:c="12"/><text:span text:style-name="T1">Example</text:span></text:p>
      <text:p text:style-name="Standard"/>
      <text:p text:style-name="Standard"><text:s text:c="9"/><text:span text:style-name="T1"><text:s text:c="3"/># config/services.yaml</text:span></text:p>
      <text:p text:style-name="P1"><text:s text:c="16"/>parameters:</text:p>
      <text:p text:style-name="P1"><text:s text:c="20"/># ...</text:p>
      <text:p text:style-name="P1"><text:s text:c="20"/>kernel.container_build_time: '1234567890'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6T17:15:45.800567158</meta:creation-date>
    <dc:date>2023-02-16T17:55:42.310974542</dc:date>
    <meta:editing-duration>PT39M48S</meta:editing-duration>
    <meta:editing-cycles>17</meta:editing-cycles>
    <meta:generator>LibreOffice/7.3.7.2$Linux_X86_64 LibreOffice_project/30$Build-2</meta:generator>
    <meta:document-statistic meta:table-count="0" meta:image-count="0" meta:object-count="0" meta:page-count="3" meta:paragraph-count="59" meta:word-count="460" meta:character-count="4081" meta:non-whitespace-character-count="2999"/>
  </office:meta>
</office:document-meta>
</file>